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90000034B93DB5663.jpg" manifest:media-type="image/jpeg"/>
  <manifest:file-entry manifest:full-path="Pictures/10000001000000450000004513F680E9.png" manifest:media-type="image/png"/>
  <manifest:file-entry manifest:full-path="Pictures/100000010000004F0000004FB3A89A03.png" manifest:media-type="image/png"/>
  <manifest:file-entry manifest:full-path="Pictures/1000000100000060000000768C268E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2.859cm" svg:height="12.736cm" svg:x="2.54cm" svg:y="3.566cm">
          <draw:image xlink:href="Pictures/10000000000005E90000034B93DB5663.jpg" xlink:type="simple" xlink:show="embed" xlink:actuate="onLoad" draw:mime-type="image/jpeg">
            <text:p/>
          </draw:image>
        </draw:frame>
        <draw:frame draw:style-name="gr1" draw:text-style-name="P1" draw:layer="layout" svg:width="0.8cm" svg:height="0.8cm" svg:x="24.599cm" svg:y="6.926cm">
          <draw:image xlink:href="Pictures/10000001000000450000004513F680E9.png" xlink:type="simple" xlink:show="embed" xlink:actuate="onLoad" draw:mime-type="image/png">
            <text:p/>
          </draw:image>
        </draw:frame>
        <draw:frame draw:style-name="gr2" draw:text-style-name="P1" draw:layer="layout" svg:width="0.895cm" svg:height="0.895cm" svg:x="2.541cm" svg:y="7.088cm">
          <draw:image xlink:href="Pictures/100000010000004F0000004FB3A89A03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2.08cm" svg:x="21.026cm" svg:y="16.757cm">
          <draw:image xlink:href="Pictures/1000000100000060000000768C268E84.png" xlink:type="simple" xlink:show="embed" xlink:actuate="onLoad" draw:mime-type="image/png">
            <text:p/>
          </draw:image>
        </draw:frame>
        <draw:frame draw:style-name="gr3" draw:text-style-name="P3" draw:layer="layout" svg:width="4.549cm" svg:height="0.564cm" svg:x="2.54cm" svg:y="2.656cm">
          <draw:text-box>
            <text:p text:style-name="P2"><text:span text:style-name="T1">STADIUM DOLPHIN </text:span></text:p>
          </draw:text-box>
        </draw:frame>
        <draw:frame draw:style-name="gr4" draw:text-style-name="P4" draw:layer="layout" svg:width="15.966cm" svg:height="1.873cm" svg:x="3.383cm" svg:y="17.812cm">
          <draw:text-box>
            <text:p>Pemindahan cctv 2 biji kabel tidak cukup perlu</text:p>
            <text:p>disambung sekitar 25m masing2 titik cct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52:17.694000000</dc:date>
    <dc:creator>I Putu Gede Sujarta Jaya</dc:creator>
    <meta:editing-duration>PT1M44S</meta:editing-duration>
    <meta:editing-cycles>1</meta:editing-cycles>
    <meta:document-statistic meta:object-count="6"/>
    <meta:generator>LibreOffice/24.2.5.2$Windows_X86_64 LibreOffice_project/bffef4ea93e59bebbeaf7f431bb02b1a39ee8a59</meta:generator>
  </office:meta>
</office:document-meta>
</file>